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6pt" fo:font-weight="bold" officeooo:rsid="0022a64e" officeooo:paragraph-rsid="0022a64e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fo:font-size="12pt" fo:font-weight="normal" officeooo:rsid="0022a64e" officeooo:paragraph-rsid="0022a64e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ans" fo:font-size="12pt" fo:font-weight="bold" officeooo:rsid="00231779" officeooo:paragraph-rsid="00231779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ans" fo:font-size="12pt" fo:font-weight="normal" officeooo:rsid="00236a38" officeooo:paragraph-rsid="00236a38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ans" fo:font-size="12pt" fo:font-weight="normal" officeooo:rsid="00231779" officeooo:paragraph-rsid="00231779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ans" fo:font-size="12pt" fo:font-weight="normal" officeooo:rsid="00236a38" officeooo:paragraph-rsid="0024f6dd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fo:font-weight="normal" officeooo:rsid="00240668" officeooo:paragraph-rsid="0024f6dd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font-weight="normal" officeooo:rsid="00240668" officeooo:paragraph-rsid="00240668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ans" fo:font-size="12pt" fo:font-weight="bold" officeooo:rsid="00231779" officeooo:paragraph-rsid="00236a38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ans" fo:font-size="12pt" fo:font-weight="normal" officeooo:rsid="00231779" officeooo:paragraph-rsid="00236a38" style:font-size-asian="12pt" style:font-weight-asian="normal" style:font-size-complex="12pt" style:font-weight-complex="normal"/>
    </style:style>
    <style:style style:name="T1" style:family="text">
      <style:text-properties officeooo:rsid="0024c3a3"/>
    </style:style>
    <style:style style:name="T2" style:family="text">
      <style:text-properties officeooo:rsid="0024f6d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40668"/>
    </style:style>
    <style:style style:name="T5" style:family="text">
      <style:text-properties officeooo:rsid="00236a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zly Macauley</text:p>
      <text:p text:style-name="P2"/>
      <text:p text:style-name="P3">Contact Information</text:p>
      <text:p text:style-name="P4">Email: <text:a xlink:type="simple" xlink:href="mailto:dezlymacauley@proton.me" text:style-name="Internet_20_link" text:visited-style-name="Visited_20_Internet_20_Link">dezlymacauley@proton.me</text:a> <text:span text:style-name="T1">| Website: </text:span></text:p>
      <text:p text:style-name="P5"/>
      <text:p text:style-name="P3">Skills</text:p>
      <text:p text:style-name="P6">Low-Level Programming Languages: Rust, C++</text:p>
      <text:p text:style-name="P6"><text:span text:style-name="T2">DevOps: Linux, Docker, Git<text:line-break/>Database Development: PostgreSQL</text:span><text:line-break/><text:line-break/><text:span text:style-name="T3">Personal Projects</text:span></text:p>
      <text:p text:style-name="P7"><text:span text:style-name="T2">xx</text:span></text:p>
      <text:p text:style-name="P8"/>
      <text:p text:style-name="P4"/>
      <text:p text:style-name="P4"><text:span text:style-name="T3">Work Experience</text:span><text:span text:style-name="T4"><text:line-break/>Kantar – Global data, insights, and consulting company specializing in consumer and brand analytics</text:span></text:p>
      <text:p text:style-name="P4">Research Executive</text:p>
      <text:p text:style-name="P5"/>
      <text:p text:style-name="P9">Education</text:p>
      <text:p text:style-name="P8">Duke University: Rust Fundamentals (Part of the Rust Programming Specialization)</text:p>
      <text:p text:style-name="P4"/>
      <text:p text:style-name="P4">Wits University: Bachelor of Commerce (BCom) in Marketing</text:p>
      <text:p text:style-name="P10"><text:span text:style-name="T5">King Edward VII School</text:span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2T13:59:30.802275521</meta:creation-date>
    <meta:generator>LibreOffice/26.2.0.3$Linux_X86_64 LibreOffice_project/620$Build-3</meta:generator>
    <dc:date>2026-02-20T19:36:38.171434484</dc:date>
    <meta:editing-duration>PT45M21S</meta:editing-duration>
    <meta:editing-cycles>13</meta:editing-cycles>
    <meta:document-statistic meta:table-count="0" meta:image-count="0" meta:object-count="0" meta:page-count="1" meta:paragraph-count="13" meta:word-count="64" meta:character-count="506" meta:non-whitespace-character-count="450"/>
  </office:meta>
</office:document-meta>
</file>